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e5c" officeooo:paragraph-rsid="00099e5c"/>
    </style:style>
    <style:style style:name="P2" style:family="paragraph" style:parent-style-name="Standard">
      <style:text-properties officeooo:rsid="000b91b4" officeooo:paragraph-rsid="000b91b4"/>
    </style:style>
    <style:style style:name="P3" style:family="paragraph" style:parent-style-name="Standard">
      <style:text-properties fo:font-weight="bold" officeooo:rsid="000c8ca8" officeooo:paragraph-rsid="000c8ca8" style:font-weight-asian="bold" style:font-weight-complex="bold"/>
    </style:style>
    <style:style style:name="P4" style:family="paragraph" style:parent-style-name="Standard">
      <style:text-properties fo:font-weight="normal" officeooo:rsid="000c8ca8" officeooo:paragraph-rsid="000c8ca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c8ca8" officeooo:paragraph-rsid="000c8ca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f55a8" officeooo:paragraph-rsid="000f55a8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f8a51" officeooo:paragraph-rsid="000f8a51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0f55a8" officeooo:paragraph-rsid="000f55a8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weight="normal" officeooo:rsid="000f55a8" officeooo:paragraph-rsid="000f55a8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weight="normal" officeooo:rsid="000f8a51" officeooo:paragraph-rsid="000f8a5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f8a51" officeooo:paragraph-rsid="000f8a5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0d2fc" officeooo:paragraph-rsid="0010d2fc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weight="normal" officeooo:rsid="0010d2fc" officeooo:paragraph-rsid="0010d2f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2ce56" officeooo:paragraph-rsid="0012ce56" style:font-weight-asian="normal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fo:font-weight="normal" officeooo:rsid="0012ce56" officeooo:paragraph-rsid="0012ce5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f8a51" officeooo:paragraph-rsid="000f8a51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2ce56" officeooo:paragraph-rsid="0012ce5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2ce56" officeooo:paragraph-rsid="0012ed84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2ce56" officeooo:paragraph-rsid="00135875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4f2a1" officeooo:paragraph-rsid="0014f2a1" style:font-weight-asian="bold" style:font-weight-complex="bold"/>
    </style:style>
    <style:style style:name="P21" style:family="paragraph" style:parent-style-name="Standard" style:list-style-name="L3">
      <style:paragraph-properties fo:text-align="justify" style:justify-single-word="false"/>
      <style:text-properties officeooo:paragraph-rsid="0010d2fc"/>
    </style:style>
    <style:style style:name="P22" style:family="paragraph" style:parent-style-name="Standard">
      <style:paragraph-properties fo:text-align="justify" style:justify-single-word="false"/>
      <style:text-properties officeooo:paragraph-rsid="000f8a51"/>
    </style:style>
    <style:style style:name="P23" style:family="paragraph" style:parent-style-name="Standard">
      <style:text-properties officeooo:paragraph-rsid="000c8ca8"/>
    </style:style>
    <style:style style:name="T1" style:family="text">
      <style:text-properties officeooo:rsid="000c8ca8"/>
    </style:style>
    <style:style style:name="T2" style:family="text">
      <style:text-properties officeooo:rsid="000f8a5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8a51" style:font-weight-asian="bold" style:font-weight-complex="bold"/>
    </style:style>
    <style:style style:name="T5" style:family="text">
      <style:text-properties fo:font-weight="bold" officeooo:rsid="0012cdb2" style:font-weight-asian="bold" style:font-weight-complex="bold"/>
    </style:style>
    <style:style style:name="T6" style:family="text">
      <style:text-properties officeooo:rsid="0012cdb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8ca8" style:font-weight-asian="normal" style:font-weight-complex="normal"/>
    </style:style>
    <style:style style:name="T9" style:family="text">
      <style:text-properties fo:font-weight="normal" officeooo:rsid="0012ed84" style:font-weight-asian="normal" style:font-weight-complex="normal"/>
    </style:style>
    <style:style style:name="T10" style:family="text">
      <style:text-properties fo:font-weight="normal" officeooo:rsid="0010d2fc" style:font-weight-asian="normal" style:font-weight-complex="normal"/>
    </style:style>
    <style:style style:name="T11" style:family="text">
      <style:text-properties fo:font-weight="normal" officeooo:rsid="0013587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e Interface<text:span text:style-name="T1">s</text:span> para Dispositivos Móveis – T02</text:p>
      <text:p text:style-name="P2">Universidade Federal do Ceará – Campus Quixadá</text:p>
      <text:p text:style-name="P2">Design Digital – 2020.2</text:p>
      <text:p text:style-name="P2">Prof.: Jefferson de Carvalho Silva</text:p>
      <text:p text:style-name="P2"/>
      <text:p text:style-name="P2"/>
      <text:p text:style-name="P3">Introdução</text:p>
      <text:p text:style-name="P3"/>
      <text:p text:style-name="P23"><text:span text:style-name="T8">Este documento visa </text:span><text:span text:style-name="T9">guiar a construção</text:span><text:span text:style-name="T8"> </text:span><text:span text:style-name="T9">d</text:span><text:span text:style-name="T8">o projeto final da disciplina de Projeto de Interfaces para Dispositivos Móveis. Através dele o aluno/equipe saberá quais “entregáveis” deverão ser implementados ao decorrer do curso.</text:span></text:p>
      <text:p text:style-name="P4"/>
      <text:p text:style-name="P4"/>
      <text:p text:style-name="P3">1 – A Escolha do <text:span text:style-name="T6">t</text:span>ema <text:span text:style-name="T9">(23/11/2020 - 14/12/2020)</text:span></text:p>
      <text:p text:style-name="P3"/>
      <text:p text:style-name="P5">Nesta fase, a equipe deve decidir qual será o tema do trabalho, o protótipo da identidade visual e a principais funcionalidades. É importante ressaltar que não adianta tentar criar muitas funcionalidades pois o prazo para entrega do trabalho final é de apenas quatro meses (duração do semestre).</text:p>
      <text:p text:style-name="P5"/>
      <text:p text:style-name="P6">As sugestões de temas são diversas, geralmente relacionadas a realidade dos alunos:</text:p>
      <text:p text:style-name="P6"/>
      <text:list xml:id="list184866048" text:style-name="L1">
        <text:list-item>
          <text:p text:style-name="P8">Um aplicativo para controle de animais abandonados com intuito de adoção;</text:p>
        </text:list-item>
        <text:list-item>
          <text:p text:style-name="P8">Um aplicativo para controle de focos de doenças como a dengue na sua cidade;</text:p>
        </text:list-item>
        <text:list-item>
          <text:p text:style-name="P8">Um aplicativo para controle de caronas na sua cidade;</text:p>
        </text:list-item>
        <text:list-item>
          <text:p text:style-name="P8">Um aplicativo de denúncia de quaisquer tipo;</text:p>
        </text:list-item>
        <text:list-item>
          <text:p text:style-name="P8">Um aplicativo de “gamificação”, envolvendo geolocalização;</text:p>
        </text:list-item>
        <text:list-item>
          <text:p text:style-name="P8">Um aplicativo de informações sobre o campus/cidade/disciplinas/professores/etc.;</text:p>
        </text:list-item>
        <text:list-item>
          <text:p text:style-name="P8">Um aplicativo envolvendo microtransações ou de vendas (brechó);</text:p>
        </text:list-item>
        <text:list-item>
          <text:p text:style-name="P8">Um aplicativo de rede social simples;</text:p>
        </text:list-item>
        <text:list-item>
          <text:p text:style-name="P8">Um aplicativo de avaliações de pontos turísticos/restaurantes/etc.;</text:p>
        </text:list-item>
        <text:list-item>
          <text:p text:style-name="P8">Dentre outros…</text:p>
        </text:list-item>
      </text:list>
      <text:p text:style-name="P6"/>
      <text:p text:style-name="P6">Apesar da gama de temas ser ampla, <text:span text:style-name="T3">TODOS</text:span> os aplicativos devem conter:</text:p>
      <text:p text:style-name="P6"/>
      <text:list xml:id="list2254836702" text:style-name="L2">
        <text:list-item>
          <text:p text:style-name="P9">Um sistema de login/logout, envolvendo algum servidor bem como recuperação de senha e outras questões de segurança;</text:p>
        </text:list-item>
        <text:list-item>
          <text:p text:style-name="P9">No mínimo cinco telas (não contando com as telas de login) <text:span text:style-name="T2">com algum sistema de navegação</text:span>;</text:p>
        </text:list-item>
        <text:list-item>
          <text:p text:style-name="P9">A identidade visual representada por imagens, cores (CSS);</text:p>
        </text:list-item>
        <text:list-item>
          <text:p text:style-name="P9">Conexão com algum sistema de banco de dados (relacional ou não relacional ou ambos);</text:p>
        </text:list-item>
        <text:list-item>
          <text:p text:style-name="P10">Upload de imagens/arquivos;</text:p>
        </text:list-item>
        <text:list-item>
          <text:p text:style-name="P10">Uso de alguma API externa (Google, Facebook, Twitter, etc.)</text:p>
        </text:list-item>
      </text:list>
      <text:p text:style-name="P7"/>
      <text:p text:style-name="P22"><text:span text:style-name="T4">2 – A Aplicação </text:span><text:span text:style-name="T5">sem funcionalidades </text:span><text:span text:style-name="T9">(14/12/2020 - 11/01/2021)</text:span></text:p>
      <text:p text:style-name="P16"/>
      <text:p text:style-name="P12">Nesta fase deve-se criar:</text:p>
      <text:p text:style-name="P12"/>
      <text:list xml:id="list2237714447" text:style-name="L3">
        <text:list-item>
          <text:p text:style-name="P13">Apenas as telas, com as devidas informações (por exemplo, na tela de login, usar os campos login e senha);</text:p>
        </text:list-item>
        <text:list-item>
          <text:p text:style-name="P13">Navegação entre as telas (por exemplo, ao clicar em “SUBMETER” na tela de login, enviar o usuário para as telas do sistema);</text:p>
          <text:p text:style-name="P13"><text:soft-page-break/>NÃO é necessário implementar as funcionalidades internas dos componentes (por exemplo, o login não checa senha e usuário, ele apenas redireciona para as telas do sistema).</text:p>
          <text:p text:style-name="P13"/>
          <text:p text:style-name="P21"><text:span text:style-name="T10">É interessante já estar com identidade visual do sistema 50% pronto ou totalmente finalizada, pois as próximas fases </text:span><text:span text:style-name="T9">exigem</text:span><text:span text:style-name="T10"> a implementação das funcionalidades. </text:span></text:p>
        </text:list-item>
      </text:list>
      <text:p text:style-name="P14"/>
      <text:p text:style-name="P18">3 – A implementação das funcionalidades <text:span text:style-name="T9">(11/01/2021 - 15/03/2021)</text:span></text:p>
      <text:p text:style-name="P16"/>
      <text:p text:style-name="P14">Nesta fase, deve-se fechar o escopo do projeto (definir quais serão todas as funcionalidades). Lembre-se que o escopo já inicia sua construção desde a ESCOLHA do tema.</text:p>
      <text:p text:style-name="P14"/>
      <text:p text:style-name="P14">Você deve então implementar:</text:p>
      <text:p text:style-name="P14"/>
      <text:list xml:id="list285692416" text:style-name="L4">
        <text:list-item>
          <text:p text:style-name="P15">A funcionalidade de login/logout por completo, indicando erros e permitindo apenas usuários logados o acesso ao sistema (usar o Firebase Auth).</text:p>
        </text:list-item>
        <text:list-item>
          <text:p text:style-name="P15">As funcionalidades do seu TEMA, com acesso ao banco de dados (Firebase Storage).</text:p>
        </text:list-item>
        <text:list-item>
          <text:p text:style-name="P15">Upload de arquivos (Firebase Databse).</text:p>
        </text:list-item>
        <text:list-item>
          <text:p text:style-name="P15">Uso de APIs de terceiros (por exemplo, comentários usando o Facebook ou API do Google para mapas).</text:p>
        </text:list-item>
      </text:list>
      <text:p text:style-name="P14"/>
      <text:p text:style-name="P19">4 – Testes com o usuário final <text:span text:style-name="T11">(</text:span><text:span text:style-name="T9">15/03/2021 - </text:span><text:span text:style-name="T11">29/03/2021)</text:span></text:p>
      <text:p text:style-name="P17"/>
      <text:p text:style-name="P14">Nesta fase, deve-se testar a aplicação com o usuário final e colher resultados. Os resultados podem responder as seguintes questões:</text:p>
      <text:p text:style-name="P14"/>
      <text:p text:style-name="P14">- A aplicação é FÁCIL de usar?</text:p>
      <text:p text:style-name="P14">- A aplicação cumpre com os objetivos?</text:p>
      <text:p text:style-name="P14">- A aplicação apresentou algum bug durante a execução?</text:p>
      <text:p text:style-name="P14">- A aplicação tem uma interface agradável?</text:p>
      <text:p text:style-name="P14">- Etc.</text:p>
      <text:p text:style-name="P7"/>
      <text:p text:style-name="P7"/>
      <text:p text:style-name="P20">ATENÇÃO – <text:span text:style-name="T7">O tema e as funcionalidades devem ser APROVADAS pelo professor antes de passar para fase 2 (interface). Por isso é importante decidir o escopo do projeto logo no iníci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09:14:45.612000000</meta:creation-date>
    <dc:date>2020-11-17T13:26:50.174000000</dc:date>
    <meta:editing-duration>PT1H10M5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8" meta:word-count="590" meta:character-count="3713" meta:non-whitespace-character-count="3186"/>
  </office:meta>
</office:document-meta>
</file>